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E00000059EFDE217E.png" manifest:media-type="image/png"/>
  <manifest:file-entry manifest:full-path="Pictures/10000969000025DE00000935416FF725.svg" manifest:media-type="image/svg+xml"/>
  <manifest:file-entry manifest:full-path="Pictures/1000020100000096000000DE3715B24C.png" manifest:media-type="image/png"/>
  <manifest:file-entry manifest:full-path="Pictures/10000A4400000D9D00001D0DE073885D.svg" manifest:media-type="image/svg+xml"/>
  <manifest:file-entry manifest:full-path="Pictures/1000086D00000F8B000016FC9C60432B.svg" manifest:media-type="image/svg+xml"/>
  <manifest:file-entry manifest:full-path="Pictures/1000020100000084000001196533891E.png" manifest:media-type="image/png"/>
  <manifest:file-entry manifest:full-path="Pictures/10000201000001C6000001DEF57D71A3.png" manifest:media-type="image/png"/>
  <manifest:file-entry manifest:full-path="Pictures/10001E0700002EF7000031728B70192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022cm" svg:height="12.657cm" svg:x="2.143cm" svg:y="2.778cm">
          <draw:image xlink:href="Pictures/10001E0700002EF7000031728B701920.svg" xlink:type="simple" xlink:show="embed" xlink:actuate="onLoad">
            <text:p/>
          </draw:image>
          <draw:image xlink:href="Pictures/10000201000001C6000001DEF57D71A3.png" xlink:type="simple" xlink:show="embed" xlink:actuate="onLoad"/>
          <svg:title>Character</svg:title>
        </draw:frame>
        <draw:frame draw:style-name="gr1" draw:text-style-name="P1" draw:layer="layout" svg:width="3.978cm" svg:height="5.107cm" svg:x="11.246cm" svg:y="3.005cm">
          <draw:image xlink:href="Pictures/1000086D00000F8B000016FC9C60432B.svg" xlink:type="simple" xlink:show="embed" xlink:actuate="onLoad">
            <text:p/>
          </draw:image>
          <draw:image xlink:href="Pictures/1000020100000096000000DE3715B24C.png" xlink:type="simple" xlink:show="embed" xlink:actuate="onLoad"/>
          <svg:title>World</svg:title>
        </draw:frame>
        <draw:frame draw:style-name="gr1" draw:text-style-name="P1" draw:layer="layout" svg:width="8.423cm" svg:height="2.047cm" svg:x="10.992cm" svg:y="8.423cm">
          <draw:image xlink:href="Pictures/10000969000025DE00000935416FF725.svg" xlink:type="simple" xlink:show="embed" xlink:actuate="onLoad">
            <text:p/>
          </draw:image>
          <draw:image xlink:href="Pictures/100002010000016E00000059EFDE217E.png" xlink:type="simple" xlink:show="embed" xlink:actuate="onLoad"/>
        </draw:frame>
        <draw:frame draw:style-name="gr2" draw:text-style-name="P1" xml:id="id1" draw:id="id1" draw:layer="layout" svg:width="3.484cm" svg:height="7.436cm" svg:x="1.707cm" svg:y="2.962cm">
          <draw:image xlink:href="Pictures/10000A4400000D9D00001D0DE073885D.svg" xlink:type="simple" xlink:show="embed" xlink:actuate="onLoad">
            <text:p text:style-name="P1"/>
          </draw:image>
          <draw:image xlink:href="Pictures/1000020100000084000001196533891E.png" xlink:type="simple" xlink:show="embed" xlink:actuate="onLoad"/>
        </draw:frame>
        <draw:connector draw:style-name="gr3" draw:text-style-name="P2" draw:layer="layout" draw:type="curve" svg:x1="3.449cm" svg:y1="2.962cm" svg:x2="8.154cm" svg:y2="2.778cm" draw:start-shape="id1" draw:start-glue-point="0" svg:d="M3449 2962c0-750 4705-658 4705-184" svg:viewBox="0 0 4706 553">
          <text:p text:style-name="P1"><text:span text:style-name="T1">1-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os Papachristou</meta:initial-creator>
    <meta:creation-date>2016-04-26T22:41:01.269092354</meta:creation-date>
    <meta:generator>LibreOffice/4.2.8.2$Linux_X86_64 LibreOffice_project/420m0$Build-2</meta:generator>
    <dc:date>2016-05-09T21:50:37.000333935</dc:date>
    <dc:creator>Marios Papachristou</dc:creator>
    <meta:editing-duration>PT20M3S</meta:editing-duration>
    <meta:editing-cycles>6</meta:editing-cycles>
    <meta:document-statistic meta:object-count="5"/>
  </office:meta>
</office:document-meta>
</file>